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family="'Ubuntu Mono'" style:font-pitch="fixe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25">localhost</text:span>, not <text:span text:style-name="T2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2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6">at the beginning</text:span> of the file:</text:p>
                  </text:list-item>
                  <text:list-item>
                    <text:p><text:span text:style-name="T14">john <text:s text:c="3"/>Cleartext-Password :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8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43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43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4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16:57</dc:date>
    <meta:editing-cycles>624</meta:editing-cycles>
    <meta:editing-duration>P11DT2H2M57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